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0d54a2" officeooo:paragraph-rsid="000d54a2"/>
    </style:style>
    <style:style style:name="P2" style:family="paragraph" style:parent-style-name="Standard" style:list-style-name="L1">
      <style:text-properties officeooo:rsid="000d54a2" officeooo:paragraph-rsid="000eab85"/>
    </style:style>
    <style:style style:name="P3" style:family="paragraph" style:parent-style-name="Standard">
      <style:text-properties officeooo:rsid="000d54a2" officeooo:paragraph-rsid="000d54a2"/>
    </style:style>
    <style:style style:name="P4" style:family="paragraph" style:parent-style-name="Standard">
      <style:text-properties officeooo:rsid="000d54a2" officeooo:paragraph-rsid="000eab85"/>
    </style:style>
    <style:style style:name="P5" style:family="paragraph" style:parent-style-name="Standard">
      <style:text-properties officeooo:rsid="000eab85" officeooo:paragraph-rsid="000eab85"/>
    </style:style>
    <style:style style:name="T1" style:family="text">
      <style:text-properties officeooo:rsid="000eab85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list xml:id="list124662676" text:style-name="L1">
        <text:list-item>
          <text:p text:style-name="P1">PELL AND GREGORY 37-38</text:p>
        </text:list-item>
      </text:list>
      <text:p text:style-name="P3"><text:tab/></text:p>
      <text:p text:style-name="P3">Mean Root Error (MRE): 1.011 mm, Standard Deviation (STD): 2.413 mm <text:s text:c="10"/></text:p>
      <text:p text:style-name="P3">Success Detection Rate <text:s text:c="10"/></text:p>
      <text:p text:style-name="P3">SDR 2mm: 0.926 <text:s text:c="10"/></text:p>
      <text:p text:style-name="P3">SDR 2.5mm: 0.938 <text:s text:c="10"/></text:p>
      <text:p text:style-name="P3">SDR 3mm: 0.948 <text:s text:c="10"/></text:p>
      <text:p text:style-name="P3">SDR 4mm: 0.956</text:p>
      <text:p text:style-name="P3"/>
      <text:p text:style-name="P5">Model Classification Accuracy: Accuracy: 77% <text:s/>(77/100 correct predictions)</text:p>
      <text:p text:style-name="P5">Expert Accuracy: 89% (317/355 correct predictions, 38 wrong predictions</text:p>
      <text:p text:style-name="P3"><text:tab/></text:p>
      <text:list xml:id="list83018245059146" text:continue-numbering="true" text:style-name="L1">
        <text:list-item>
          <text:p text:style-name="P2">PELL AND GREGORY <text:span text:style-name="T1">4</text:span>7-<text:span text:style-name="T1">4</text:span>8</text:p>
        </text:list-item>
      </text:list>
      <text:p text:style-name="P3"/>
      <text:p text:style-name="P4">Mean Root Error (MRE): 1.011 mm, Standard Deviation (STD): 2.413 mm <text:s text:c="10"/></text:p>
      <text:p text:style-name="P4">Success Detection Rate <text:s text:c="10"/></text:p>
      <text:p text:style-name="P4">SDR 2mm: 0.926 <text:s text:c="10"/></text:p>
      <text:p text:style-name="P4">SDR 2.5mm: 0.938 <text:s text:c="10"/></text:p>
      <text:p text:style-name="P4">SDR 3mm: 0.948 <text:s text:c="10"/></text:p>
      <text:p text:style-name="P4">SDR 4mm: 0.956</text:p>
      <text:p text:style-name="P4"/>
      <text:p text:style-name="P5">Model Classification Accuracy: Accuracy: 77% <text:s/>(77/100 correct predictions)</text:p>
      <text:p text:style-name="P5">Expert Accuracy: 89% (317/355 correct predictions, 38 wrong predictions</text:p>
      <text:p text:style-name="P5"/>
      <text:list xml:id="list83018279832446" text:continue-numbering="true" text:style-name="L1">
        <text:list-item>
          <text:p text:style-name="P2"><text:span text:style-name="T1">WINTER</text:span> 37-38</text:p>
        </text:list-item>
      </text:list>
      <text:p text:style-name="P4"/>
      <text:p text:style-name="P4"/>
      <text:list xml:id="list83016594310760" text:continue-numbering="true" text:style-name="L1">
        <text:list-item>
          <text:p text:style-name="P2"><text:span text:style-name="T1">WINTER</text:span> <text:span text:style-name="T1">4</text:span>7-<text:span text:style-name="T1">4</text:span>8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08:14:53.230607038</meta:creation-date>
    <dc:date>2024-03-26T08:30:16.475407537</dc:date>
    <meta:editing-duration>PT5M13S</meta:editing-duration>
    <meta:editing-cycles>1</meta:editing-cycles>
    <meta:document-statistic meta:table-count="0" meta:image-count="0" meta:object-count="0" meta:page-count="1" meta:paragraph-count="22" meta:word-count="102" meta:character-count="768" meta:non-whitespace-character-count="576"/>
    <meta:generator>LibreOffice/7.3.7.2$Linux_X86_64 LibreOffice_project/30$Build-2</meta:generator>
  </office:meta>
</office:document-meta>
</file>